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put File</text:p>
          </table:table-cell>
          <table:table-cell office:value-type="string" calcext:value-type="string">
            <text:p>Satisfiabl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t_4_4_0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lit_4_4_1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lit_4_4_2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lit_4_4_3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olit_4_4_4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olit_4_4_5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lit_4_4_6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lit_4_4_7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lit_4_4_8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lit_4_4_9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lit_4_7_0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it_4_7_1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olit_4_7_2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olit_4_7_3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it_4_7_4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olit_4_7_5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olit_4_7_6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olit_4_7_7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olit_4_7_8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olit_4_7_9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olit_4_10_0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olit_4_10_1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olit_4_10_2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olit_4_10_3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olit_4_10_4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lit_4_10_5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olit_4_10_6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olit_4_10_7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olit_4_10_8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olit_4_10_9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olit_4_13_0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olit_4_13_1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olit_4_13_2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olit_4_13_3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olit_4_13_4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olit_4_13_5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olit_4_13_6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olit_4_13_7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olit_4_13_8.t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olit_4_13_9.tx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14:06:20.555346448</meta:creation-date>
    <dc:date>2014-12-07T14:07:17.653101048</dc:date>
    <meta:editing-duration>P0D</meta:editing-duration>
    <meta:editing-cycles>1</meta:editing-cycles>
    <meta:document-statistic meta:table-count="1" meta:cell-count="83" meta:object-count="0"/>
    <meta:generator>LibreOffice/4.2.6.3$Linux_X86_64 LibreOffice_project/420m0$Build-3</meta:generator>
  </office:meta>
</office:document-meta>
</file>